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d4c05" draw:textarea-horizontal-align="justify" draw:textarea-vertical-align="middle" draw:auto-grow-height="false" fo:min-height="6.75cm" fo:min-width="2.7cm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6.75cm" fo:min-width="10.8cm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6.75cm" fo:min-width="0.2cm"/>
    </style:style>
    <style:style style:name="gr4" style:family="graphic" style:parent-style-name="standard">
      <style:graphic-properties svg:stroke-color="#000000" draw:fill="none" draw:textarea-vertical-align="middle" draw:auto-grow-height="false" fo:min-height="2.784cm" fo:min-width="0cm"/>
    </style:style>
    <style:style style:name="gr5" style:family="graphic" style:parent-style-name="standard">
      <style:graphic-properties svg:stroke-color="#000000" draw:fill="none" draw:textarea-vertical-align="middle" draw:auto-grow-height="false" fo:min-height="10.272cm" fo:min-width="0cm"/>
    </style:style>
    <style:style style:name="gr6" style:family="graphic" style:parent-style-name="standard">
      <style:graphic-properties svg:stroke-color="#000000" draw:fill="none" draw:textarea-vertical-align="middle" draw:auto-grow-height="false" fo:min-height="0.414cm" fo:min-width="0cm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0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1" style:family="paragraph">
      <loext:graphic-properties draw:fill-color="#ed4c05"/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7cm" svg:x="2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cm" svg:height="7cm" svg:x="5.5cm" svg:y="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cm" svg:height="7cm" svg:x="16.9cm" svg:y="5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cm" svg:height="3.2cm" draw:transform="rotate (-1.5707963267949) translate (5.4cm 4.6cm)">
          <text:p/>
          <draw:enhanced-geometry svg:viewBox="0 0 21600 21600" draw:glue-points="21600 0 0 10800 21600 21600" draw:text-areas="13800 ?f9 21600 ?f10" draw:type="left-brace" draw:modifiers="1800 10610.3215347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4" draw:layer="layout" svg:width="0.5cm" svg:height="11.1cm" draw:transform="rotate (-1.5707963267949) translate (16.7cm 4.6cm)">
          <text:p/>
          <draw:enhanced-geometry svg:viewBox="0 0 21600 21600" draw:glue-points="21600 0 0 10800 21600 21600" draw:text-areas="13800 ?f9 21600 ?f10" draw:type="left-brace" draw:modifiers="1800 10610.3215347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4" draw:layer="layout" svg:width="0.5cm" svg:height="0.7cm" draw:transform="rotate (-1.5707963267949) translate (17.6cm 4.6cm)">
          <text:p/>
          <draw:enhanced-geometry svg:viewBox="0 0 21600 21600" draw:glue-points="21600 0 0 10800 21600 21600" draw:text-areas="13800 ?f9 21600 ?f10" draw:type="left-brace" draw:modifiers="1800 10610.321534720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3.6cm" svg:height="1.673cm" svg:x="2.1cm" svg:y="3.301cm">
          <draw:text-box>
            <text:p text:style-name="P5"><text:span text:style-name="T1">environnement</text:span><text:span text:style-name="T2"><text:line-break/></text:span><text:span text:style-name="T2">4 var., type s</text:span></text:p>
          </draw:text-box>
        </draw:frame>
        <draw:frame draw:style-name="gr8" draw:text-style-name="P6" draw:layer="layout" svg:width="7.6cm" svg:height="1.347cm" svg:x="7.3cm" svg:y="3.253cm">
          <draw:text-box>
            <text:p text:style-name="P5"><text:span text:style-name="T1">plancton</text:span><text:span text:style-name="T2"><text:line-break/></text:span><text:span text:style-name="T2">24 var., transfo. log(x + 1), type c</text:span></text:p>
          </draw:text-box>
        </draw:frame>
        <draw:frame draw:style-name="gr9" draw:text-style-name="P6" draw:layer="layout" svg:width="2.1cm" svg:height="1.199cm" svg:x="16.1cm" svg:y="3.201cm">
          <draw:text-box>
            <text:p text:style-name="P5"><text:span text:style-name="T1">zone</text:span><text:span text:style-name="T2"><text:line-break/></text:span><text:span text:style-name="T2">1 var., 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29T19:30:21.752711451</meta:creation-date>
    <dc:date>2020-03-29T19:42:00.529228689</dc:date>
    <meta:editing-duration>PT1M27S</meta:editing-duration>
    <meta:editing-cycles>2</meta:editing-cycles>
    <meta:generator>LibreOffice/6.4.0.3$MacOSX_X86_64 LibreOffice_project/b0a288ab3d2d4774cb44b62f04d5d28733ac6df8</meta:generator>
    <meta:document-statistic meta:object-count="9"/>
  </office:meta>
</office:document-meta>
</file>